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  <style:text-properties fo:hyphenate="true"/>
    </style:style>
    <style:style style:name="P3" style:parent-style-name="Normal" style:family="paragraph">
      <style:paragraph-properties fo:text-align="center"/>
      <style:text-properties fo:hyphenate="true"/>
    </style:style>
    <style:style style:name="P4" style:parent-style-name="Normal" style:family="paragraph">
      <style:paragraph-properties fo:text-align="center"/>
      <style:text-properties fo:hyphenate="true"/>
    </style:style>
    <style:style style:name="P5" style:parent-style-name="Normal" style:family="paragraph">
      <style:paragraph-properties fo:text-align="center"/>
      <style:text-properties fo:hyphenate="true"/>
    </style:style>
    <style:style style:name="P6" style:parent-style-name="Titre" style:family="paragraph">
      <style:paragraph-properties fo:text-align="center"/>
    </style:style>
    <style:style style:name="P7" style:parent-style-name="Titre1" style:family="paragraph">
      <style:paragraph-properties fo:text-align="center"/>
    </style:style>
    <style:style style:name="P8" style:parent-style-name="Titre1" style:family="paragraph">
      <style:paragraph-properties fo:text-align="center"/>
    </style:style>
    <style:style style:name="P9" style:parent-style-name="Normal" style:family="paragraph">
      <style:paragraph-properties fo:text-align="center"/>
      <style:text-properties fo:hyphenate="true"/>
    </style:style>
    <style:style style:name="P10" style:parent-style-name="Normal" style:family="paragraph">
      <style:paragraph-properties fo:text-align="center"/>
      <style:text-properties fo:hyphenate="true"/>
    </style:style>
    <style:style style:name="P11" style:parent-style-name="Normal" style:family="paragraph">
      <style:paragraph-properties fo:break-before="page"/>
      <style:text-properties fo:hyphenate="true"/>
    </style:style>
    <style:style style:name="P12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3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14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5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6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7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8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9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20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21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2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3" style:parent-style-name="TM3" style:family="paragraph">
      <style:paragraph-properties>
        <style:tab-stops>
          <style:tab-stop style:type="left" style:position="0.3055in"/>
          <style:tab-stop style:type="right" style:leader-style="dotted" style:leader-text="." style:position="5.9875in"/>
        </style:tab-stops>
      </style:paragraph-properties>
    </style:style>
    <style:style style:name="P24" style:parent-style-name="TM3" style:family="paragraph">
      <style:paragraph-properties>
        <style:tab-stops>
          <style:tab-stop style:type="left" style:position="0.3055in"/>
          <style:tab-stop style:type="right" style:leader-style="dotted" style:leader-text="." style:position="5.9875in"/>
        </style:tab-stops>
      </style:paragraph-properties>
    </style:style>
    <style:style style:name="P25" style:parent-style-name="TM3" style:family="paragraph">
      <style:paragraph-properties>
        <style:tab-stops>
          <style:tab-stop style:type="left" style:position="0.3055in"/>
          <style:tab-stop style:type="right" style:leader-style="dotted" style:leader-text="." style:position="5.9875in"/>
        </style:tab-stops>
      </style:paragraph-properties>
    </style:style>
    <style:style style:name="P26" style:parent-style-name="TM3" style:family="paragraph">
      <style:paragraph-properties>
        <style:tab-stops>
          <style:tab-stop style:type="left" style:position="0.3055in"/>
          <style:tab-stop style:type="right" style:leader-style="dotted" style:leader-text="." style:position="5.9875in"/>
        </style:tab-stops>
      </style:paragraph-properties>
    </style:style>
    <style:style style:name="P27" style:parent-style-name="TM3" style:family="paragraph">
      <style:paragraph-properties>
        <style:tab-stops>
          <style:tab-stop style:type="left" style:position="0.3055in"/>
          <style:tab-stop style:type="right" style:leader-style="dotted" style:leader-text="." style:position="5.9875in"/>
        </style:tab-stops>
      </style:paragraph-properties>
    </style:style>
    <style:style style:name="P28" style:parent-style-name="TM3" style:family="paragraph">
      <style:paragraph-properties>
        <style:tab-stops>
          <style:tab-stop style:type="left" style:position="0.3055in"/>
          <style:tab-stop style:type="right" style:leader-style="dotted" style:leader-text="." style:position="5.9875in"/>
        </style:tab-stops>
      </style:paragraph-properties>
    </style:style>
    <style:style style:name="P29" style:parent-style-name="TM3" style:family="paragraph">
      <style:paragraph-properties>
        <style:tab-stops>
          <style:tab-stop style:type="left" style:position="0.3055in"/>
          <style:tab-stop style:type="right" style:leader-style="dotted" style:leader-text="." style:position="5.9875in"/>
        </style:tab-stops>
      </style:paragraph-properties>
    </style:style>
    <style:style style:name="P30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1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2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33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34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5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6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7" style:parent-style-name="Normal" style:family="paragraph">
      <style:paragraph-properties fo:break-before="page" fo:text-align="center"/>
      <style:text-properties fo:hyphenate="true"/>
    </style:style>
    <style:style style:name="P38" style:parent-style-name="Normal" style:family="paragraph">
      <style:paragraph-properties fo:text-align="center"/>
      <style:text-properties style:font-name="Consolas" style:font-name-asian="Times New Roman"/>
    </style:style>
    <style:style style:name="T39" style:parent-style-name="Policepardéfaut" style:family="text">
      <style:text-properties fo:font-weight="bold" style:font-weight-asian="bold" style:font-weight-complex="bold"/>
    </style:style>
    <style:style style:name="P40" style:parent-style-name="Normal" style:family="paragraph">
      <style:paragraph-properties fo:text-align="center"/>
      <style:text-properties style:font-name="Consolas" style:font-name-asian="Times New Roman"/>
    </style:style>
    <style:style style:name="T41" style:parent-style-name="Policepardéfaut" style:family="text">
      <style:text-properties style:font-name-asian="Times New Roman"/>
    </style:style>
    <style:style style:name="T42" style:parent-style-name="Policepardéfaut" style:family="text">
      <style:text-properties style:font-name-asian="Times New Roman"/>
    </style:style>
    <style:style style:name="T43" style:parent-style-name="Policepardéfaut" style:family="text">
      <style:text-properties style:font-name-asian="Times New Roman"/>
    </style:style>
    <style:style style:name="T44" style:parent-style-name="Policepardéfaut" style:family="text">
      <style:text-properties style:font-name-asian="Times New Roman"/>
    </style:style>
    <style:style style:name="T45" style:parent-style-name="Policepardéfaut" style:family="text">
      <style:text-properties style:font-name-asian="Times New Roman"/>
    </style:style>
    <style:style style:name="T46" style:parent-style-name="Policepardéfaut" style:family="text">
      <style:text-properties style:font-name-asian="Times New Roman" fo:font-weight="bold" style:font-weight-asian="bold" style:font-weight-complex="bold"/>
    </style:style>
    <style:style style:name="T47" style:parent-style-name="Policepardéfaut" style:family="text">
      <style:text-properties style:font-name-asian="Times New Roman"/>
    </style:style>
    <style:style style:name="P48" style:parent-style-name="Normal" style:family="paragraph">
      <style:paragraph-properties fo:text-align="center"/>
    </style:style>
    <style:style style:name="T49" style:parent-style-name="Policepardéfaut" style:family="text">
      <style:text-properties style:font-name="Consolas" style:font-name-asian="Times New Roman"/>
    </style:style>
    <style:style style:name="T50" style:parent-style-name="Policepardéfaut" style:family="text">
      <style:text-properties style:font-name-asian="Times New Roman"/>
    </style:style>
    <style:style style:name="T51" style:parent-style-name="Policepardéfaut" style:family="text">
      <style:text-properties style:font-name-asian="Times New Roman"/>
    </style:style>
    <style:style style:name="T52" style:parent-style-name="Policepardéfaut" style:family="text">
      <style:text-properties style:font-name-asian="Times New Roman"/>
    </style:style>
    <style:style style:name="T53" style:parent-style-name="Policepardéfaut" style:family="text">
      <style:text-properties style:font-name-asian="Times New Roman"/>
    </style:style>
    <style:style style:name="T54" style:parent-style-name="Policepardéfaut" style:family="text">
      <style:text-properties style:font-name-asian="Times New Roman" fo:font-weight="bold" style:font-weight-asian="bold" style:font-weight-complex="bold"/>
    </style:style>
    <style:style style:name="T55" style:parent-style-name="Policepardéfaut" style:family="text">
      <style:text-properties style:font-name-asian="Times New Roman"/>
    </style:style>
    <style:style style:name="P56" style:parent-style-name="Normal" style:family="paragraph">
      <style:paragraph-properties fo:text-align="center"/>
    </style:style>
    <style:style style:name="T57" style:parent-style-name="Policepardéfaut" style:family="text">
      <style:text-properties style:font-name="Consolas" style:font-name-asian="Times New Roman"/>
    </style:style>
    <style:style style:name="T58" style:parent-style-name="Policepardéfaut" style:family="text">
      <style:text-properties style:font-name="Consolas" style:font-name-asian="Times New Roman"/>
    </style:style>
    <style:style style:name="T59" style:parent-style-name="Policepardéfaut" style:family="text">
      <style:text-properties style:font-name-asian="Times New Roman"/>
    </style:style>
    <style:style style:name="T60" style:parent-style-name="Policepardéfaut" style:family="text">
      <style:text-properties style:font-name-asian="Times New Roman"/>
    </style:style>
    <style:style style:name="T61" style:parent-style-name="Policepardéfaut" style:family="text">
      <style:text-properties style:font-name-asian="Times New Roman"/>
    </style:style>
    <style:style style:name="T62" style:parent-style-name="Policepardéfaut" style:family="text">
      <style:text-properties style:font-name-asian="Times New Roman"/>
    </style:style>
    <style:style style:name="T63" style:parent-style-name="Policepardéfaut" style:family="text">
      <style:text-properties style:font-name-asian="Times New Roman" fo:font-weight="bold" style:font-weight-asian="bold" style:font-weight-complex="bold"/>
    </style:style>
    <style:style style:name="T64" style:parent-style-name="Policepardéfaut" style:family="text">
      <style:text-properties style:font-name-asian="Times New Roman"/>
    </style:style>
    <style:style style:name="P65" style:parent-style-name="Normal" style:family="paragraph">
      <style:paragraph-properties fo:text-align="center"/>
    </style:style>
    <style:style style:name="T66" style:parent-style-name="Policepardéfaut" style:family="text">
      <style:text-properties style:font-name="Consolas" style:font-name-asian="Times New Roman"/>
    </style:style>
    <style:style style:name="T67" style:parent-style-name="Policepardéfaut" style:family="text">
      <style:text-properties style:font-name-asian="Times New Roman"/>
    </style:style>
    <style:style style:name="T68" style:parent-style-name="Policepardéfaut" style:family="text">
      <style:text-properties style:font-name-asian="Times New Roman"/>
    </style:style>
    <style:style style:name="T69" style:parent-style-name="Policepardéfaut" style:family="text">
      <style:text-properties style:font-name-asian="Times New Roman"/>
    </style:style>
    <style:style style:name="T70" style:parent-style-name="Policepardéfaut" style:family="text">
      <style:text-properties style:font-name-asian="Times New Roman"/>
    </style:style>
    <style:style style:name="T71" style:parent-style-name="Policepardéfaut" style:family="text">
      <style:text-properties style:font-name-asian="Times New Roman" fo:font-weight="bold" style:font-weight-asian="bold" style:font-weight-complex="bold"/>
    </style:style>
    <style:style style:name="T72" style:parent-style-name="Policepardéfaut" style:family="text">
      <style:text-properties style:font-name-asian="Times New Roman"/>
    </style:style>
    <style:style style:name="T73" style:parent-style-name="Policepardéfaut" style:family="text">
      <style:text-properties fo:color="#2F5496" fo:font-size="13pt" style:font-size-asian="13pt" style:font-size-complex="13pt"/>
    </style:style>
    <style:style style:name="P74" style:parent-style-name="Normal" style:family="paragraph">
      <style:paragraph-properties fo:text-align="center"/>
    </style:style>
    <style:style style:name="T75" style:parent-style-name="Policepardéfaut" style:family="text">
      <style:text-properties style:font-name="Consolas" style:font-name-asian="Times New Roman" fo:language="en" fo:country="US"/>
    </style:style>
    <style:style style:name="T76" style:parent-style-name="Policepardéfaut" style:family="text">
      <style:text-properties style:font-name="Consolas" style:font-name-asian="Times New Roman" fo:language="en" fo:country="US"/>
    </style:style>
    <style:style style:name="T77" style:parent-style-name="Policepardéfaut" style:family="text">
      <style:text-properties style:font-name="Consolas" style:font-name-asian="Times New Roman" fo:language="en" fo:country="US"/>
    </style:style>
    <style:style style:name="T78" style:parent-style-name="Policepardéfaut" style:family="text">
      <style:text-properties style:font-name="Consolas" style:font-name-asian="Times New Roman" fo:language="en" fo:country="US"/>
    </style:style>
    <style:style style:name="T79" style:parent-style-name="Policepardéfaut" style:family="text">
      <style:text-properties style:font-name-asian="Times New Roman"/>
    </style:style>
    <style:style style:name="T80" style:parent-style-name="Policepardéfaut" style:family="text">
      <style:text-properties style:font-name-asian="Times New Roman"/>
    </style:style>
    <style:style style:name="T81" style:parent-style-name="Policepardéfaut" style:family="text">
      <style:text-properties style:font-name-asian="Times New Roman"/>
    </style:style>
    <style:style style:name="T82" style:parent-style-name="Policepardéfaut" style:family="text">
      <style:text-properties style:font-name-asian="Times New Roman"/>
    </style:style>
    <style:style style:name="T83" style:parent-style-name="Policepardéfaut" style:family="text">
      <style:text-properties style:font-name-asian="Times New Roman" fo:font-weight="bold" style:font-weight-asian="bold" style:font-weight-complex="bold"/>
    </style:style>
    <style:style style:name="T84" style:parent-style-name="Policepardéfaut" style:family="text">
      <style:text-properties style:font-name-asian="Times New Roman"/>
    </style:style>
    <style:style style:name="T85" style:parent-style-name="Policepardéfaut" style:family="text">
      <style:text-properties style:font-name-asian="Times New Roman"/>
    </style:style>
    <style:style style:name="T86" style:parent-style-name="Policepardéfaut" style:family="text">
      <style:text-properties style:font-name="Consolas" style:font-name-asian="Times New Roman"/>
    </style:style>
    <style:style style:name="T87" style:parent-style-name="Policepardéfaut" style:family="text">
      <style:text-properties style:font-name-asian="Times New Roman"/>
    </style:style>
    <style:style style:name="T88" style:parent-style-name="Policepardéfaut" style:family="text">
      <style:text-properties style:font-name-asian="Times New Roman"/>
    </style:style>
    <style:style style:name="T89" style:parent-style-name="Policepardéfaut" style:family="text">
      <style:text-properties style:font-name-asian="Times New Roman"/>
    </style:style>
    <style:style style:name="T90" style:parent-style-name="Policepardéfaut" style:family="text">
      <style:text-properties style:font-name="Consolas" style:font-name-asian="Times New Roman" fo:language="en" fo:country="US"/>
    </style:style>
    <style:style style:name="T91" style:parent-style-name="Policepardéfaut" style:family="text">
      <style:text-properties style:font-name="Consolas" style:font-name-asian="Times New Roman" fo:language="en" fo:country="US"/>
    </style:style>
    <style:style style:name="T92" style:parent-style-name="Policepardéfaut" style:family="text">
      <style:text-properties style:font-name-asian="Times New Roman"/>
    </style:style>
    <style:style style:name="T93" style:parent-style-name="Policepardéfaut" style:family="text">
      <style:text-properties style:font-name-asian="Times New Roman"/>
    </style:style>
    <style:style style:name="T94" style:parent-style-name="Policepardéfaut" style:family="text">
      <style:text-properties style:font-name-asian="Times New Roman"/>
    </style:style>
    <style:style style:name="T95" style:parent-style-name="Policepardéfaut" style:family="text">
      <style:text-properties style:font-name-asian="Times New Roman"/>
    </style:style>
    <style:style style:name="T96" style:parent-style-name="Policepardéfaut" style:family="text">
      <style:text-properties style:font-name-asian="Times New Roman" fo:font-weight="bold" style:font-weight-asian="bold" style:font-weight-complex="bold"/>
    </style:style>
    <style:style style:name="T97" style:parent-style-name="Policepardéfaut" style:family="text">
      <style:text-properties style:font-name-asian="Times New Roman"/>
    </style:style>
    <style:style style:name="T98" style:parent-style-name="Policepardéfaut" style:family="text">
      <style:text-properties style:font-name-asian="Times New Roman"/>
    </style:style>
    <style:style style:name="T99" style:parent-style-name="Policepardéfaut" style:family="text">
      <style:text-properties style:font-name-asian="Times New Roman"/>
    </style:style>
    <style:style style:name="T100" style:parent-style-name="Policepardéfaut" style:family="text">
      <style:text-properties style:font-name-asian="Times New Roman"/>
    </style:style>
    <style:style style:name="T101" style:parent-style-name="Policepardéfaut" style:family="text">
      <style:text-properties style:font-name="Consolas" style:font-name-asian="Times New Roman" fo:font-weight="bold" style:font-weight-asian="bold" style:font-weight-complex="bold"/>
    </style:style>
    <style:style style:name="T102" style:parent-style-name="Policepardéfaut" style:family="text">
      <style:text-properties style:font-name-asian="Times New Roman"/>
    </style:style>
    <style:style style:name="T103" style:parent-style-name="Policepardéfaut" style:family="text">
      <style:text-properties style:font-name="Consolas" style:font-name-asian="Times New Roman" fo:font-weight="bold" style:font-weight-asian="bold" style:font-weight-complex="bold"/>
    </style:style>
    <style:style style:name="T104" style:parent-style-name="Policepardéfaut" style:family="text">
      <style:text-properties style:font-name="Consolas" style:font-name-asian="Times New Roman"/>
    </style:style>
    <style:style style:name="T105" style:parent-style-name="Policepardéfaut" style:family="text">
      <style:text-properties style:font-name="Consolas" style:font-name-asian="Times New Roman"/>
    </style:style>
    <style:style style:name="T106" style:parent-style-name="Policepardéfaut" style:family="text">
      <style:text-properties style:font-name="Consolas" style:font-name-asian="Times New Roman"/>
    </style:style>
    <style:style style:name="T107" style:parent-style-name="Policepardéfaut" style:family="text">
      <style:text-properties style:font-name="Consolas" style:font-name-asian="Times New Roman"/>
    </style:style>
    <style:style style:name="T108" style:parent-style-name="Policepardéfaut" style:family="text">
      <style:text-properties style:font-name="Consolas" style:font-name-asian="Times New Roman"/>
    </style:style>
    <style:style style:name="T109" style:parent-style-name="Policepardéfaut" style:family="text">
      <style:text-properties style:font-name="Consolas" style:font-name-asian="Times New Roman"/>
    </style:style>
    <style:style style:name="T110" style:parent-style-name="Policepardéfaut" style:family="text">
      <style:text-properties style:font-name="Consolas" style:font-name-asian="Times New Roman"/>
    </style:style>
    <style:style style:name="T111" style:parent-style-name="Policepardéfaut" style:family="text">
      <style:text-properties style:font-name="Consolas" style:font-name-asian="Times New Roman"/>
    </style:style>
    <style:style style:name="T112" style:parent-style-name="Policepardéfaut" style:family="text">
      <style:text-properties style:font-name="Consolas" style:font-name-asian="Times New Roman"/>
    </style:style>
    <style:style style:name="T113" style:parent-style-name="Policepardéfaut" style:family="text">
      <style:text-properties style:font-name="Consolas" style:font-name-asian="Times New Roman"/>
    </style:style>
    <style:style style:name="T114" style:parent-style-name="Policepardéfaut" style:family="text">
      <style:text-properties style:font-name="Consolas" style:font-name-asian="Times New Roman"/>
    </style:style>
    <style:style style:name="T115" style:parent-style-name="Policepardéfaut" style:family="text">
      <style:text-properties style:font-name="Consolas" style:font-name-asian="Times New Roman"/>
    </style:style>
    <style:style style:name="T116" style:parent-style-name="Policepardéfaut" style:family="text">
      <style:text-properties fo:font-weight="bold" style:font-weight-asian="bold" style:font-weight-complex="bold"/>
    </style:style>
    <style:style style:name="T117" style:parent-style-name="Policepardéfaut" style:family="text">
      <style:text-properties fo:font-weight="bold" style:font-weight-asian="bold" style:font-weight-complex="bold"/>
    </style:style>
    <style:style style:name="P118" style:parent-style-name="Titre3" style:family="paragraph"/>
    <style:style style:name="P119" style:parent-style-name="Titre3" style:family="paragraph"/>
    <style:style style:name="P120" style:parent-style-name="Titre3" style:family="paragraph"/>
    <style:style style:name="P121" style:parent-style-name="Titre3" style:family="paragraph"/>
    <style:style style:name="P122" style:parent-style-name="Titre3" style:family="paragraph"/>
    <style:style style:name="P123" style:parent-style-name="Titre3" style:family="paragraph"/>
    <style:style style:name="P124" style:parent-style-name="Titre3" style:family="paragraph"/>
    <style:style style:name="P125" style:parent-style-name="Titre3" style:family="paragraph">
      <style:paragraph-properties fo:text-indent="0.4916in"/>
    </style:style>
    <style:style style:name="P126" style:parent-style-name="Titre3" style:family="paragraph">
      <style:paragraph-properties fo:text-indent="0.4916in"/>
    </style:style>
  </office:automatic-styles>
  <office:body>
    <office:text text:use-soft-page-breaks="true">
      <text:p text:style-name="P1">Rapport Projet<text:line-break/>Logique et Modèles de Calcul</text:p>
      <text:p text:style-name="P2"/>
      <text:p text:style-name="P3"/>
      <text:p text:style-name="P4"/>
      <text:p text:style-name="P5"/>
      <text:p text:style-name="P6">DUC Romain<text:line-break/>SERRATORE Alexandre</text:p>
      <text:h text:style-name="P7" text:outline-level="1"/>
      <text:p text:style-name="Normal"/>
      <text:p text:style-name="Normal"/>
      <text:h text:style-name="P8" text:outline-level="1"><text:bookmark-start text:name="_Toc120372865"/>Algorithme de Martelli-Montanari<text:bookmark-end text:name="_Toc120372865"/></text:h>
      <text:p text:style-name="P9">M1 Informatique : FST Nancy</text:p>
      <text:p text:style-name="P10"/>
      <text:p text:style-name="P11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2"><text:a xlink:href="#_Toc120372865" office:target-frame-name="_top" xlink:show="replace"><text:span text:style-name="Lienhypertexte">Algorithme de Martelli-Montanari</text:span><text:tab/>1</text:a></text:p>
          <text:p text:style-name="P13"><text:a xlink:href="#_Toc120372866" office:target-frame-name="_top" xlink:show="replace"><text:span text:style-name="Lienhypertexte">1. Règles de transformation</text:span><text:tab/>3</text:a></text:p>
          <text:p text:style-name="P14"><text:a xlink:href="#_Toc120372867" office:target-frame-name="_top" xlink:show="replace"><text:span text:style-name="Lienhypertexte">a. Règle Rename (renommage de variables)</text:span><text:tab/>3</text:a></text:p>
          <text:p text:style-name="P15"><text:a xlink:href="#_Toc120372868" office:target-frame-name="_top" xlink:show="replace"><text:span text:style-name="Lienhypertexte">b. Regle Simplify (règle de simplification)</text:span><text:tab/>3</text:a></text:p>
          <text:p text:style-name="P16"><text:a xlink:href="#_Toc120372869" office:target-frame-name="_top" xlink:show="replace"><text:span text:style-name="Lienhypertexte">c. Regle Expand (règle de développement)</text:span><text:tab/>3</text:a></text:p>
          <text:p text:style-name="P17"><text:a xlink:href="#_Toc120372870" office:target-frame-name="_top" xlink:show="replace"><text:span text:style-name="Lienhypertexte">d. Règle Check (règle d’occurrence)</text:span><text:tab/>3</text:a></text:p>
          <text:p text:style-name="P18"><text:a xlink:href="#_Toc120372871" office:target-frame-name="_top" xlink:show="replace"><text:span text:style-name="Lienhypertexte">e. Règle Orient (regle de permutation)</text:span><text:tab/>3</text:a></text:p>
          <text:p text:style-name="P19"><text:a xlink:href="#_Toc120372872" office:target-frame-name="_top" xlink:show="replace"><text:span text:style-name="Lienhypertexte">f. Règle Decompose (règle de décomposition)</text:span><text:tab/>3</text:a></text:p>
          <text:p text:style-name="P20"><text:a xlink:href="#_Toc120372873" office:target-frame-name="_top" xlink:show="replace"><text:span text:style-name="Lienhypertexte">g. Règle clash (gestion de conflits)</text:span><text:tab/>4</text:a></text:p>
          <text:p text:style-name="P21"><text:a xlink:href="#_Toc120372874" office:target-frame-name="_top" xlink:show="replace"><text:span text:style-name="Lienhypertexte">2. Prédicat d’occurrence (occur_check)</text:span><text:tab/>4</text:a></text:p>
          <text:p text:style-name="P22"><text:a xlink:href="#_Toc120372875" office:target-frame-name="_top" xlink:show="replace"><text:span text:style-name="Lienhypertexte">3. Prédicats de réduction (réduit)</text:span><text:tab/>4</text:a></text:p>
          <text:p text:style-name="P23"><text:a xlink:href="#_Toc120372876" office:target-frame-name="_top" xlink:show="replace"><text:span text:style-name="Lienhypertexte">a.</text:span><text:tab/><text:span text:style-name="Lienhypertexte">Rename</text:span><text:tab/>4</text:a></text:p>
          <text:p text:style-name="P24"><text:a xlink:href="#_Toc120372877" office:target-frame-name="_top" xlink:show="replace"><text:span text:style-name="Lienhypertexte">b.</text:span><text:tab/><text:span text:style-name="Lienhypertexte">Expand</text:span><text:tab/>4</text:a></text:p>
          <text:p text:style-name="P25"><text:a xlink:href="#_Toc120372878" office:target-frame-name="_top" xlink:show="replace"><text:span text:style-name="Lienhypertexte">c.</text:span><text:tab/><text:span text:style-name="Lienhypertexte">Simplify</text:span><text:tab/>4</text:a></text:p>
          <text:p text:style-name="P26"><text:a xlink:href="#_Toc120372879" office:target-frame-name="_top" xlink:show="replace"><text:span text:style-name="Lienhypertexte">d.</text:span><text:tab/><text:span text:style-name="Lienhypertexte">Decompose</text:span><text:tab/>4</text:a></text:p>
          <text:p text:style-name="P27"><text:a xlink:href="#_Toc120372880" office:target-frame-name="_top" xlink:show="replace"><text:span text:style-name="Lienhypertexte">e.</text:span><text:tab/><text:span text:style-name="Lienhypertexte">Orient</text:span><text:tab/>5</text:a></text:p>
          <text:p text:style-name="P28"><text:a xlink:href="#_Toc120372881" office:target-frame-name="_top" xlink:show="replace"><text:span text:style-name="Lienhypertexte">f.</text:span><text:tab/><text:span text:style-name="Lienhypertexte">Check</text:span><text:tab/>5</text:a></text:p>
          <text:p text:style-name="P29"><text:a xlink:href="#_Toc120372882" office:target-frame-name="_top" xlink:show="replace"><text:span text:style-name="Lienhypertexte">g.</text:span><text:tab/><text:span text:style-name="Lienhypertexte">Clash</text:span><text:tab/>5</text:a></text:p>
          <text:p text:style-name="P30"><text:a xlink:href="#_Toc120372883" office:target-frame-name="_top" xlink:show="replace"><text:span text:style-name="Lienhypertexte">4. Prédicat d’unification</text:span><text:tab/>5</text:a></text:p>
          <text:p text:style-name="P31"><text:a xlink:href="#_Toc120372884" office:target-frame-name="_top" xlink:show="replace"><text:span text:style-name="Lienhypertexte">5. Stratégies implémentées</text:span><text:tab/>5</text:a></text:p>
          <text:p text:style-name="P32"><text:a xlink:href="#_Toc120372885" office:target-frame-name="_top" xlink:show="replace"><text:span text:style-name="Lienhypertexte">a. choix_premier</text:span><text:tab/>5</text:a></text:p>
          <text:p text:style-name="P33"><text:a xlink:href="#_Toc120372886" office:target-frame-name="_top" xlink:show="replace"><text:span text:style-name="Lienhypertexte">b.choix_pondere_i</text:span><text:tab/>5</text:a></text:p>
          <text:p text:style-name="P34"><text:a xlink:href="#_Toc120372887" office:target-frame-name="_top" xlink:show="replace"><text:span text:style-name="Lienhypertexte">6. Prédicat prédéfinis</text:span><text:tab/>5</text:a></text:p>
          <text:p text:style-name="P35"><text:a xlink:href="#_Toc120372888" office:target-frame-name="_top" xlink:show="replace"><text:span text:style-name="Lienhypertexte">7. Exécution du programme</text:span><text:tab/>5</text:a></text:p>
          <text:p text:style-name="P36"><text:a xlink:href="#_Toc120372889" office:target-frame-name="_top" xlink:show="replace"><text:span text:style-name="Lienhypertexte">8. Exemple significatifs</text:span><text:tab/>5</text:a></text:p>
        </text:index-body>
      </text:table-of-content>
      <text:p text:style-name="Normal"/>
      <text:p text:style-name="P37"/>
      <text:h text:style-name="Titre2" text:outline-level="2"><text:bookmark-start text:name="_Toc120372866"/><text:soft-page-break/>1. Règles de transformation<text:bookmark-end text:name="_Toc120372866"/></text:h>
      <text:p text:style-name="Normal"/>
      <text:h text:style-name="Titre3" text:outline-level="3"><text:bookmark-start text:name="_Toc120372867"/>a. Règle Rename (renommage de variables)<text:bookmark-end text:name="_Toc120372867"/></text:h>
      <text:p text:style-name="P38">regle(X?=T,rename) :- var(X), var(T), !.</text:p>
      <text:p text:style-name="Normal">La règle permet de vérifier ou non l’application de « rename ». Rename permet de renommer les occurrences d’une variable par une autre.</text:p>
      <text:p text:style-name="Normal">Elle renvoie<text:s/><text:span text:style-name="T39">true</text:span><text:s/>si X et T sont des variables.</text:p>
      <text:h text:style-name="Titre3" text:outline-level="3"><text:bookmark-start text:name="_Toc120372868"/>b. Regle Simplify (règle<text:s/>de simplification)<text:bookmark-end text:name="_Toc120372868"/></text:h>
      <text:p text:style-name="Normal"/>
      <text:p text:style-name="P40">regle(X?=T,simplify) :- var(X), atomic(T), !.</text:p>
      <text:p text:style-name="Normal"><text:span text:style-name="T41">La règle permet de<text:s/></text:span><text:span text:style-name="T42">vérifier</text:span><text:span text:style-name="T43"><text:s/>ou non l’application de « Simplify ». Simplify permet de simplifier une constante</text:span><text:span text:style-name="T44">.</text:span></text:p>
      <text:p text:style-name="Normal"><text:span text:style-name="T45">Elle renvoie<text:s/></text:span><text:span text:style-name="T46">true</text:span><text:span text:style-name="T47"><text:s/>si T est une constante et X une variable.</text:span></text:p>
      <text:p text:style-name="Normal"/>
      <text:h text:style-name="Titre3" text:outline-level="3"><text:bookmark-start text:name="_Toc120372869"/>c. Regle Expand (règle<text:s/>de développement)<text:bookmark-end text:name="_Toc120372869"/></text:h>
      <text:p text:style-name="P48"><text:span text:style-name="T49">regle(X?=T,expand) :- var(X), compound(T),\+occur_check(X,T),!.</text:span></text:p>
      <text:p text:style-name="Normal"><text:span text:style-name="T50">La règle permet de<text:s/></text:span><text:span text:style-name="T51">vérifier</text:span><text:span text:style-name="T52"><text:s/>ou non l’application de « expand ».</text:span></text:p>
      <text:p text:style-name="Normal"><text:span text:style-name="T53">Elle renvoie<text:s/></text:span><text:span text:style-name="T54">true</text:span><text:span text:style-name="T55"><text:s/>si T est un terme composé, X est une variable et X n’apparaît pas dans T.</text:span></text:p>
      <text:p text:style-name="Normal"/>
      <text:h text:style-name="Titre3" text:outline-level="3"><text:bookmark-start text:name="_Toc120372870"/>d.<text:s/>Règle<text:s/>Check (règle<text:s/>d’occurrence)<text:bookmark-end text:name="_Toc120372870"/></text:h>
      <text:p text:style-name="P56"><text:span text:style-name="T57">regle(X?=T,check) :-</text:span><text:span text:style-name="T58"><text:tab/><text:s/>\+X==T, occur_check(X,T), !.</text:span></text:p>
      <text:p text:style-name="Normal"><text:span text:style-name="T59">La règle permet de<text:s/></text:span><text:span text:style-name="T60">vérifier</text:span><text:span text:style-name="T61"><text:s/>ou non l’application de « check ».</text:span></text:p>
      <text:p text:style-name="Normal"><text:span text:style-name="T62">Elle renvoie<text:s/></text:span><text:span text:style-name="T63">true</text:span><text:span text:style-name="T64"><text:s/>si X est différent de T et si X apparaît dans T.</text:span></text:p>
      <text:h text:style-name="Titre3" text:outline-level="3"><text:bookmark-start text:name="_Toc120372871"/>e.<text:s/>Règle<text:s/>Orient (regle de permutation)<text:bookmark-end text:name="_Toc120372871"/></text:h>
      <text:p text:style-name="P65"><text:span text:style-name="T66">regle(T?=X,orient) :- nonvar(T), var(X), !.</text:span></text:p>
      <text:p text:style-name="Normal"><text:span text:style-name="T67">La règle permet de<text:s/></text:span><text:span text:style-name="T68">vérifier</text:span><text:span text:style-name="T69"><text:s/>ou non l’application de « orient ».</text:span></text:p>
      <text:p text:style-name="Normal"><text:span text:style-name="T70">Elle renvoie<text:s/></text:span><text:span text:style-name="T71">true</text:span><text:span text:style-name="T72"><text:s/>si T n’est pas une variable et si X en est une.</text:span></text:p>
      <text:p text:style-name="Normal"/>
      <text:h text:style-name="Titre3" text:outline-level="3"><text:bookmark-start text:name="_Toc120372872"/>f.<text:s/>Règle<text:s/>Decompose (règle<text:s/>de<text:s/><text:span text:style-name="T73">décomposition</text:span>)<text:bookmark-end text:name="_Toc120372872"/></text:h>
      <text:p text:style-name="P74"><text:span text:style-name="T75">regle(X?=T,decompose) :-</text:span><text:span text:style-name="T76"><text:s/></text:span><text:span text:style-name="T77">compound(X), compound(T),<text:s/></text:span><text:span text:style-name="T78"><text:tab/>functor(X,F1,A1), functor(T,F2,A2), F1==F2, A1==A2, !.</text:span></text:p>
      <text:p text:style-name="Normal"><text:span text:style-name="T79">La règle permet de<text:s/></text:span><text:span text:style-name="T80">vérifier</text:span><text:span text:style-name="T81"><text:s/>ou non l’application de « decompose ».</text:span></text:p>
      <text:p text:style-name="Normal"><text:span text:style-name="T82">Elle renvoie<text:s/></text:span><text:span text:style-name="T83">true</text:span><text:span text:style-name="T84"><text:s/>si</text:span><text:span text:style-name="T85"><text:s/>X et T sont composés et<text:s/></text:span><text:span text:style-name="T86">f(s1, ···, sn) <text:s/>et f(t1, ···, tn) <text:s/></text:span><text:span text:style-name="T87">sont deux fonctions de même symbole et de même arité</text:span></text:p>
      <text:p text:style-name="Normal"/>
      <text:h text:style-name="Titre3" text:outline-level="3"><text:bookmark-start text:name="_Toc120372873"/><text:soft-page-break/>g.<text:s/>Règle<text:s/>clash (gestion de conflits)<text:bookmark-end text:name="_Toc120372873"/></text:h>
      <text:p text:style-name="Normal"><text:span text:style-name="T88"><text:tab/></text:span><text:span text:style-name="T89"><text:tab/></text:span><text:span text:style-name="T90">regle(X?=T,clash) :- compound(X), compound(T), functor(X,N,A), functor(T,M,B),<text:s/></text:span><text:span text:style-name="T91"><text:tab/>not( ( N==M , A==B ) ), !.</text:span></text:p>
      <text:p text:style-name="Normal"><text:span text:style-name="T92">La règle permet de<text:s/></text:span><text:span text:style-name="T93">vérifier</text:span><text:span text:style-name="T94"><text:s/>ou non l’application de « clash ».</text:span></text:p>
      <text:p text:style-name="Normal"><text:span text:style-name="T95">Elle renvoie<text:s/></text:span><text:span text:style-name="T96">true</text:span><text:span text:style-name="T97"><text:s/>si X et T sont bien des termes composés et les deux symboles de fonction sont différents ou leur nombre d’arguments respectif diffère.</text:span></text:p>
      <text:p text:style-name="Normal"/>
      <text:h text:style-name="Titre2" text:outline-level="2"><text:bookmark-start text:name="_Toc120372874"/>2.<text:s/>Prédicat<text:s/>d’occurrence<text:s/>(occur_check)<text:bookmark-end text:name="_Toc120372874"/></text:h>
      <text:p text:style-name="Normal"><text:span text:style-name="T98">Le prédicat d’</text:span><text:span text:style-name="T99">occurrence</text:span><text:span text:style-name="T100"><text:s/></text:span><text:span text:style-name="T101">occur_check(V,T)</text:span><text:span text:style-name="T102"><text:s/>réussit si la var. V est dans T (terme composé)</text:span></text:p>
      <text:p text:style-name="Normal"><text:span text:style-name="T103">occur_check</text:span><text:span text:style-name="T104">(V,T) :-<text:s/></text:span><text:span text:style-name="T105"><text:tab/>var(V), compound(T), arg(_,T,X), compound(X),<text:s/></text:span><text:span text:style-name="T106"><text:tab/></text:span><text:span text:style-name="T107"><text:tab/></text:span><text:span text:style-name="T108"><text:tab/></text:span><text:span text:style-name="T109"><text:tab/></text:span><text:span text:style-name="T110"><text:tab/></text:span><text:span text:style-name="T111">occur_check(V,X), !;</text:span></text:p>
      <text:p text:style-name="Normal"><text:span text:style-name="T112"><text:tab/></text:span><text:span text:style-name="T113"><text:tab/></text:span><text:span text:style-name="T114"><text:tab/></text:span><text:span text:style-name="T115"><text:tab/>var(V), compound(T), arg(_,T,X), V==X, ! .</text:span></text:p>
      <text:p text:style-name="Normal"/>
      <text:h text:style-name="Titre2" text:outline-level="2"><text:bookmark-start text:name="_Toc120372875"/>3. Prédicats de réduction (réduit)<text:bookmark-end text:name="_Toc120372875"/></text:h>
      <text:p text:style-name="Normal">Le prédicat de réduction<text:s/><text:span text:style-name="T116">reduit(R, E, P, Q)</text:span><text:span text:style-name="T117"><text:s/></text:span>transforme le système P en un nouveau système Q par application de la règle R sur l’équation E.</text:p>
      <text:list text:style-name="LFO3" text:continue-numbering="true">
        <text:list-item>
          <text:p text:style-name="P118"><text:bookmark-start text:name="_Toc120372876"/>Rename<text:bookmark-end text:name="_Toc120372876"/></text:p>
        </text:list-item>
      </text:list>
      <text:p text:style-name="Normal">R : rename<text:line-break/>E : X ?= T</text:p>
      <text:p text:style-name="Normal">X est remplacé par T dans toutes les équations du système P. Le nouveau système obtenu est alors affecté à Q.</text:p>
      <text:list text:style-name="LFO3" text:continue-numbering="true">
        <text:list-item>
          <text:p text:style-name="P119"><text:bookmark-start text:name="_Toc120372877"/>Expand<text:bookmark-end text:name="_Toc120372877"/></text:p>
        </text:list-item>
      </text:list>
      <text:p text:style-name="Normal">R : expand<text:line-break/>E : X ?= T<text:line-break/></text:p>
      <text:p text:style-name="Normal">X est remplacé par T dans toutes les équations du système P. Le nouveau système obtenu est alors affecté à Q.</text:p>
      <text:p text:style-name="Normal"/>
      <text:list text:style-name="LFO3" text:continue-numbering="true">
        <text:list-item>
          <text:p text:style-name="P120"><text:bookmark-start text:name="_Toc120372878"/>Simplify<text:bookmark-end text:name="_Toc120372878"/></text:p>
        </text:list-item>
      </text:list>
      <text:p text:style-name="Normal">R : simplify<text:line-break/>E : X ?= T<text:line-break/></text:p>
      <text:p text:style-name="Normal">X est remplacé par T dans toutes les équations du système P. Le nouveau système obtenu est alors affecté à Q.</text:p>
      <text:p text:style-name="Normal"/>
      <text:list text:style-name="LFO3" text:continue-numbering="true">
        <text:list-item>
          <text:p text:style-name="P121"><text:bookmark-start text:name="_Toc120372879"/>Decompose<text:bookmark-end text:name="_Toc120372879"/></text:p>
        </text:list-item>
      </text:list>
      <text:p text:style-name="Normal">R : decompose<text:line-break/>E : Fonct1 ?=Fonct2</text:p>
      <text:soft-page-break/>
      <text:p text:style-name="Normal">????</text:p>
      <text:list text:style-name="LFO3" text:continue-numbering="true">
        <text:list-item>
          <text:p text:style-name="P122"><text:bookmark-start text:name="_Toc120372880"/>Orient<text:bookmark-end text:name="_Toc120372880"/></text:p>
        </text:list-item>
      </text:list>
      <text:p text:style-name="Normal">R : orient<text:line-break/>E : X ?=T<text:line-break/></text:p>
      <text:p text:style-name="Normal">On inverse X et T pour ajouter T ?=X dans la liste de P. Le résultat obtenu est affecté à Q.</text:p>
      <text:list text:style-name="LFO3" text:continue-numbering="true">
        <text:list-item>
          <text:p text:style-name="P123"><text:bookmark-start text:name="_Toc120372881"/>Check<text:bookmark-end text:name="_Toc120372881"/></text:p>
        </text:list-item>
      </text:list>
      <text:p text:style-name="Normal">R : check</text:p>
      <text:p text:style-name="Normal">Si cette règle est applicable, cela signifie que le système d’équation n’est pas correct et est donc impossible à unifier. L’appel de cette règle stop l’exécution du programme.</text:p>
      <text:list text:style-name="LFO3" text:continue-numbering="true">
        <text:list-item>
          <text:p text:style-name="P124"><text:bookmark-start text:name="_Toc120372882"/>Clash<text:bookmark-end text:name="_Toc120372882"/></text:p>
        </text:list-item>
      </text:list>
      <text:p text:style-name="Normal"/>
      <text:p text:style-name="Normal">R : clash</text:p>
      <text:p text:style-name="Normal">Si cette règle est applicable, cela signifie que le système d’équation n’est pas correct et est donc impossible à unifier. L’appel de cette règle stop l’exécution du programme.</text:p>
      <text:h text:style-name="Titre2" text:outline-level="2"><text:bookmark-start text:name="_Toc120372883"/>4.<text:s/>Prédicat d’unification<text:bookmark-end text:name="_Toc120372883"/></text:h>
      <text:p text:style-name="Normal"/>
      <text:h text:style-name="Titre2" text:outline-level="2"><text:bookmark-start text:name="_Toc120372884"/>5. Stratégies implémentées<text:bookmark-end text:name="_Toc120372884"/></text:h>
      <text:p text:style-name="Normal"/>
      <text:h text:style-name="P125" text:outline-level="3"><text:bookmark-start text:name="_Toc120372885"/>a. choix_premier<text:bookmark-end text:name="_Toc120372885"/></text:h>
      <text:p text:style-name="Normal"/>
      <text:h text:style-name="P126" text:outline-level="3"><text:bookmark-start text:name="_Toc120372886"/>b.choix_pondere_i<text:bookmark-end text:name="_Toc120372886"/></text:h>
      <text:p text:style-name="Normal"/>
      <text:h text:style-name="Titre2" text:outline-level="2"><text:bookmark-start text:name="_Toc120372887"/>6. Prédicat prédéfinis<text:bookmark-end text:name="_Toc120372887"/></text:h>
      <text:p text:style-name="Normal"/>
      <text:h text:style-name="Titre2" text:outline-level="2"><text:bookmark-start text:name="_Toc120372888"/>7. Exécution du programme<text:bookmark-end text:name="_Toc120372888"/></text:h>
      <text:p text:style-name="Normal"/>
      <text:h text:style-name="Titre2" text:outline-level="2"><text:bookmark-start text:name="_Toc120372889"/>8. Exemple significatifs<text:bookmark-end text:name="_Toc120372889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>
      <style:paragraph-properties style:vertical-align="auto" fo:line-height="107%"/>
      <style:text-properties style:language-asian="fr" style:country-asian="FR"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andre SERRATORE</meta:initial-creator>
    <dc:creator>Alexandre SERRATORE</dc:creator>
    <meta:creation-date>2022-11-19T13:57:00Z</meta:creation-date>
    <dc:date>2022-11-26T15:34:00Z</dc:date>
    <meta:template xlink:href="Normal.dotm" xlink:type="simple"/>
    <meta:editing-cycles>11</meta:editing-cycles>
    <meta:editing-duration>PT7320S</meta:editing-duration>
    <meta:document-statistic meta:page-count="5" meta:paragraph-count="12" meta:word-count="932" meta:character-count="6048" meta:row-count="42" meta:non-whitespace-character-count="5128"/>
  </office:meta>
</office:document-meta>
</file>